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32cm" style:rel-width="96%" fo:margin-top="0cm" fo:margin-bottom="0.199cm" table:align="center"/>
    </style:style>
    <style:style style:name="Tabelle1.A" style:family="table-column">
      <style:table-column-properties style:column-width="0.286cm" style:rel-column-width="162*"/>
    </style:style>
    <style:style style:name="Tabelle1.B" style:family="table-column">
      <style:table-column-properties style:column-width="3.921cm" style:rel-column-width="2223*"/>
    </style:style>
    <style:style style:name="Tabelle1.C" style:family="table-column">
      <style:table-column-properties style:column-width="9.499cm" style:rel-column-width="5385*"/>
    </style:style>
    <style:style style:name="Tabelle1.D" style:family="table-column">
      <style:table-column-properties style:column-width="1.296cm" style:rel-column-width="735*"/>
    </style:style>
    <style:style style:name="Tabelle1.E" style:family="table-column">
      <style:table-column-properties style:column-width="1.318cm" style:rel-column-width="747*"/>
    </style:style>
    <style:style style:name="Tabelle1.A1" style:family="table-cell">
      <style:table-cell-properties fo:padding="0.159cm" fo:border-left="none" fo:border-right="none" fo:border-top="0.05pt solid #000000" fo:border-bottom="0.05pt solid #000000"/>
    </style:style>
    <style:style style:name="Tabelle1.A2" style:family="table-cell">
      <style:table-cell-properties fo:padding="0.159cm" fo:border-left="none" fo:border-right="none" fo:border-top="0.05pt solid #000000" fo:border-bottom="none"/>
    </style:style>
    <style:style style:name="Tabelle1.A3" style:family="table-cell">
      <style:table-cell-properties style:vertical-align="top" fo:padding="0.159cm" fo:border="none"/>
    </style:style>
    <style:style style:name="Tabelle1.A13" style:family="table-cell">
      <style:table-cell-properties fo:padding="0.159cm" fo:border-left="none" fo:border-right="none" fo:border-top="none" fo:border-bottom="0.05pt solid #000000"/>
    </style:style>
    <style:style style:name="Tabelle1.B13" style:family="table-cell">
      <style:table-cell-properties fo:padding="0.159cm" fo:border-left="none" fo:border-right="none" fo:border-top="none" fo:border-bottom="0.05pt solid #000000"/>
    </style:style>
    <style:style style:name="Tabelle1.C13" style:family="table-cell">
      <style:table-cell-properties fo:padding="0.159cm" fo:border-left="none" fo:border-right="none" fo:border-top="none" fo:border-bottom="0.05pt solid #000000"/>
    </style:style>
    <style:style style:name="Tabelle1.D13" style:family="table-cell">
      <style:table-cell-properties fo:padding="0.159cm" fo:border-left="none" fo:border-right="none" fo:border-top="none" fo:border-bottom="0.05pt solid #000000"/>
    </style:style>
    <style:style style:name="Tabelle1.E13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IO support for Poseidon</text:title></text:p>
      <text:p text:style-name="OrgTitle"/>
      <text:p text:style-name="OrgSubtitle"><text:initial-creator>Berthold Höllmann</text:initial-creator></text:p>
      <text:p text:style-name="OrgSubtitle"/>
      <text:p text:style-name="Text_20_body">hh#+OPTIONS: toc:nil </text:p>
      <text:section text:style-name="Sect1" text:name="Section1"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header-rows>
            <table:table-row>
              <table:table-cell table:style-name="Tabelle1.A1" office:value-type="string">
                <text:p text:style-name="OrgTableHeadingLeft"/>
              </table:table-cell>
              <table:table-cell table:style-name="Tabelle1.A1" office:value-type="string">
                <text:p text:style-name="OrgTableHeadingLeft"><text:span text:style-name="Bold">Entry</text:span></text:p>
              </table:table-cell>
              <table:table-cell table:style-name="Tabelle1.A1" office:value-type="string">
                <text:p text:style-name="OrgTableHeadingLeft"><text:span text:style-name="Bold">Description</text:span></text:p>
              </table:table-cell>
              <table:table-cell table:style-name="Tabelle1.A1" office:value-type="string">
                <text:p text:style-name="OrgTableHeadingCenter"><text:span text:style-name="Bold">BDF r/w</text:span></text:p>
              </table:table-cell>
              <table:table-cell table:style-name="Tabelle1.A1" office:value-type="string">
                <text:p text:style-name="OrgTableHeadingCenter"><text:span text:style-name="Bold">FEM r/w</text:span></text:p>
              </table:table-cell>
            </table:table-row>
          </table:table-header-rows>
          <table:table-row>
            <table:table-cell table:style-name="Tabelle1.A2" table:number-columns-spanned="3" office:value-type="string">
              <text:p text:style-name="OrgTableContentsLeft">Properties</text:p>
            </table:table-cell>
            <table:covered-table-cell/>
            <table:covered-table-cell/>
            <table:table-cell table:style-name="Tabelle1.A2" office:value-type="string">
              <text:p text:style-name="OrgTableContentsCenter"/>
            </table:table-cell>
            <table:table-cell table:style-name="Tabelle1.A2" office:value-type="string">
              <text:p text:style-name="OrgTableContentsCenter"/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beam properties</text:p>
            </table:table-cell>
            <table:table-cell table:style-name="Tabelle1.A3" office:value-type="string">
              <text:p text:style-name="OrgTableContentsLeft">This is probably quite tricky, because in general the beam cross section information in <text:span text:style-name="OrgCode">BDF</text:span> files is given as description of the cross section geometry which probably has to be converted to integral values.</text:p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group information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table:number-columns-spanned="3" office:value-type="string">
              <text:p text:style-name="OrgTableContentsLeft">Elements</text:p>
            </table:table-cell>
            <table:covered-table-cell/>
            <table:covered-table-cell/>
            <table:table-cell table:style-name="Tabelle1.A3" office:value-type="string">
              <text:p text:style-name="OrgTableContentsCenter"/>
            </table:table-cell>
            <table:table-cell table:style-name="Tabelle1.A3" office:value-type="string">
              <text:p text:style-name="OrgTableContentsCenter"/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Shell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PSE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Truss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Beam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Boundary Elements</text:p>
            </table:table-cell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Center"/>
            </table:table-cell>
            <table:table-cell table:style-name="Tabelle1.A3" office:value-type="string">
              <text:p text:style-name="OrgTableContentsCenter">—/—</text:p>
            </table:table-cell>
          </table:table-row>
          <table:table-row>
            <table:table-cell table:style-name="Tabelle1.A3" table:number-columns-spanned="3" office:value-type="string">
              <text:p text:style-name="OrgTableContentsLeft">Group Info.</text:p>
            </table:table-cell>
            <table:covered-table-cell/>
            <table:covered-table-cell/>
            <table:table-cell table:style-name="Tabelle1.A3" office:value-type="string">
              <text:p text:style-name="OrgTableContentsCenter"/>
            </table:table-cell>
            <table:table-cell table:style-name="Tabelle1.A3" office:value-type="string">
              <text:p text:style-name="OrgTableContentsCenter">✓/✓</text:p>
            </table:table-cell>
          </table:table-row>
          <table:table-row>
            <table:table-cell table:style-name="Tabelle1.A3" office:value-type="string">
              <text:p text:style-name="OrgTableContentsLeft"/>
            </table:table-cell>
            <table:table-cell table:style-name="Tabelle1.A3" office:value-type="string">
              <text:p text:style-name="OrgTableContentsLeft">NAPA CSV file</text:p>
            </table:table-cell>
            <table:table-cell table:style-name="Tabelle1.A3" office:value-type="string">
              <text:p text:style-name="OrgTableContentsLeft">contains also yield stress information</text:p>
            </table:table-cell>
            <table:table-cell table:style-name="Tabelle1.A3" office:value-type="string">
              <text:p text:style-name="OrgTableContentsCenter">✓/—</text:p>
            </table:table-cell>
            <table:table-cell table:style-name="Tabelle1.A3" office:value-type="string">
              <text:p text:style-name="OrgTableContentsCenter">N/A</text:p>
            </table:table-cell>
          </table:table-row>
          <table:table-row>
            <table:table-cell table:style-name="Tabelle1.A13" office:value-type="string">
              <text:p text:style-name="OrgTableContentsLeft"/>
            </table:table-cell>
            <table:table-cell table:style-name="Tabelle1.B13" office:value-type="string">
              <text:p text:style-name="OrgTableContentsLeft">Patran session file</text:p>
            </table:table-cell>
            <table:table-cell table:style-name="Tabelle1.C13" office:value-type="string">
              <text:p text:style-name="OrgTableContentsLeft">does not contain yield stress information</text:p>
            </table:table-cell>
            <table:table-cell table:style-name="Tabelle1.D13" office:value-type="string">
              <text:p text:style-name="OrgTableContentsCenter">—/—</text:p>
            </table:table-cell>
            <table:table-cell table:style-name="Tabelle1.E13" office:value-type="string">
              <text:p text:style-name="OrgTableContentsCenter">N/A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hold Höllmann</meta:initial-creator>
    <dc:date>2017-04-18T16:52:27.776216026</dc:date>
    <meta:creation-date>2017-04-12T11:49:26</meta:creation-date>
    <meta:generator>LibreOffice/5.0.6.2$Linux_X86_64 LibreOffice_project/00m0$Build-2</meta:generator>
    <meta:keyword/>
    <dc:subject/>
    <dc:title>IO support for Poseidon</dc:title>
    <meta:editing-duration>PT20M11S</meta:editing-duration>
    <meta:editing-cycles>1</meta:editing-cycles>
    <meta:document-statistic meta:table-count="1" meta:image-count="0" meta:object-count="0" meta:page-count="1" meta:paragraph-count="44" meta:word-count="101" meta:character-count="561" meta:non-whitespace-character-count="503"/>
  </office:meta>
</office:document-meta>
</file>